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b09" officeooo:paragraph-rsid="00156b09"/>
    </style:style>
    <style:style style:name="P2" style:family="paragraph" style:parent-style-name="Standard">
      <style:text-properties officeooo:rsid="001718fa" officeooo:paragraph-rsid="001718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page</text:p>
      <text:p text:style-name="Standard"/>
      <text:p text:style-name="Standard"/>
      <text:p text:style-name="Standard">Using Impress Remote for Android with LibreOffice 4.1 or later</text:p>
      <text:p text:style-name="Standard"/>
      <text:p text:style-name="Standard">Prerequisites</text:p>
      <text:p text:style-name="Standard">Computer</text:p>
      <text:p text:style-name="Standard"/>
      <text:p text:style-name="Standard"><text:s text:c="4"/>A computer with GNU/Linux, macOS, or Windows and Bluetooth connectivity</text:p>
      <text:p text:style-name="Standard"/>
      <text:p text:style-name="Standard"><text:s text:c="4"/>Note: Impress Remote works best with GNU/Linux computers.</text:p>
      <text:p text:style-name="Standard"/>
      <text:p text:style-name="Standard"><text:s text:c="4"/>LibreOffice 4.1 (or higher)</text:p>
      <text:p text:style-name="Standard"><text:s text:c="8"/>Can be downloaded from the LibreOffice download page.</text:p>
      <text:p text:style-name="Standard"/>
      <text:p text:style-name="Standard"><text:s text:c="8"/>Note: To find out which version of LibreOffice you are using, see the information displayed in Help ▸ About LibreOffice.</text:p>
      <text:p text:style-name="Standard"/>
      <text:p text:style-name="Standard">Phone</text:p>
      <text:p text:style-name="Standard"/>
      <text:p text:style-name="Standard"><text:s text:c="4"/>An Android 2.3 (or higher) device with Bluetooth connectivity</text:p>
      <text:p text:style-name="Standard"/>
      <text:p text:style-name="Standard"><text:s text:c="4"/>Note: To find out which version of Android you are using, open the Settings application from the main menu, then open About Phone. There should be an entry reading Android Version.</text:p>
      <text:p text:style-name="Standard"/>
      <text:p text:style-name="Standard"><text:s text:c="4"/>Impress Remote for Android</text:p>
      <text:p text:style-name="Standard"><text:s text:c="8"/>Can be installed from the Google Play Store, or from F-Droid.</text:p>
      <text:p text:style-name="Standard"/>
      <text:p text:style-name="Standard">Pairing the Phone with the Computer</text:p>
      <text:p text:style-name="Standard"/>
      <text:p text:style-name="Standard"><text:s text:c="4"/>Enable Bluetooth on both devices.</text:p>
      <text:p text:style-name="Standard"><text:s text:c="8"/>On the computer:</text:p>
      <text:p text:style-name="Standard"><text:s text:c="12"/>The instructions on how to enable Bluetooth on the computer will vary by operating system and possibly even by make and model of the computer. Refer to the computer or operating system manual for instruction.</text:p>
      <text:p text:style-name="Standard"><text:s text:c="12"/>To be able to later see the computer from the phone, make sure to make the computer visible in the Bluetooth settings.</text:p>
      <text:p text:style-name="Standard"><text:s text:c="8"/>On the phone:</text:p>
      <text:p text:style-name="Standard"><text:s text:c="12"/>Open the Settings application.</text:p>
      <text:p text:style-name="Standard"><text:s text:c="12"/>Tap Bluetooth.</text:p>
      <text:p text:style-name="Standard"><text:s text:c="12"/>If the Enable Bluetooth switch is set to Off (or 0), enable it.</text:p>
      <text:p text:style-name="Standard"><text:s text:c="4"/>Pair the devices.</text:p>
      <text:p text:style-name="Standard"><text:s text:c="8"/>If you left the Bluetooth panel, open it again.</text:p>
      <text:p text:style-name="Standard"><text:s text:c="8"/>There should be a list of devices at the end of the panel. To pair with the computer, tap the entry with the name of your computer. If you have not changed the Bluetooth name of your computer, the name is often the name of the computer brand or the operating system.</text:p>
      <text:p text:style-name="Standard"><text:s text:c="8"/>You will now be asked to confirm a number on both devices. Check if the number displayed on the computer matches that displayed on the phone. If it does, affirm on both devices.</text:p>
      <text:p text:style-name="Standard"/>
      <text:p text:style-name="Standard"><text:s text:c="4"/>Your devices should now be paired successfully.</text:p>
      <text:p text:style-name="Standard"/>
      <text:p text:style-name="Standard">Enable the Remote Control in LibreOffice</text:p>
      <text:p text:style-name="Standard"><text:soft-page-break/></text:p>
      <text:p text:style-name="Standard"><text:s text:c="4"/>On your computer, open LibreOffice Impress.</text:p>
      <text:p text:style-name="Standard"><text:s text:c="4"/>Open Tools ▸ Options, go to the panel LibreOffice Impress ▸ General.</text:p>
      <text:p text:style-name="Standard"><text:s text:c="4"/>Options window</text:p>
      <text:p text:style-name="Standard"><text:s text:c="4"/>Enable ☑ Enable remote control.</text:p>
      <text:p text:style-name="Standard"><text:s text:c="4"/>To close the dialog, click OK.</text:p>
      <text:p text:style-name="Standard"><text:s text:c="4"/>Close all open LibreOffice windows.</text:p>
      <text:p text:style-name="Standard"><text:s text:c="4"/>Start LibreOffice again. (If you do not see the green splash screen with the loading bar, LibreOffice was not closed completely. In this case, repeat the previous step.)</text:p>
      <text:p text:style-name="Standard"/>
      <text:p text:style-name="Standard">Using Impress Remote</text:p>
      <text:p text:style-name="Standard"/>
      <text:p text:style-name="Standard"><text:s text:c="4"/>On both devices, make sure Bluetooth is already enabled and configured</text:p>
      <text:p text:style-name="Standard"><text:s text:c="4"/>On your computer, open the presentation you would like to present.</text:p>
      <text:p text:style-name="Standard"><text:s text:c="4"/>On your phone:</text:p>
      <text:p text:style-name="Standard"><text:s text:c="8"/>Open Impress Remote from the main menu.</text:p>
      <text:p text:style-name="Standard"><text:s text:c="8"/>To select your computer, tap the name of it. The presentation opened on the computer begins automatically.</text:p>
      <text:p text:style-name="Standard"><text:s text:c="8"/>To control the presentation:</text:p>
      <text:p text:style-name="Standard"/>
      <text:p text:style-name="Standard"><text:s text:c="8"/>To advance the presentation</text:p>
      <text:p text:style-name="Standard"><text:s text:c="12"/>tap the slide thumbnail or use the phone's physical volume up button</text:p>
      <text:p text:style-name="Standard"><text:s text:c="8"/>To go backwards</text:p>
      <text:p text:style-name="Standard"><text:s text:c="12"/>double-tap the slide thumbnail or use the phone's physical volume down button</text:p>
      <text:p text:style-name="Standard"><text:s text:c="8"/>To skip slide animations and transitions</text:p>
      <text:p text:style-name="Standard"><text:s text:c="12"/>swipe left to go to the next slide, or swipe right to go backwards.</text:p>
      <text:p text:style-name="Standard"/>
      <text:p text:style-name="Standard"><text:s text:c="8"/>To end the presentation, use the back button of the phone, or open the menu and select Stop slide show.</text:p>
      <text:p text:style-name="Standard"/>
      <text:p text:style-name="Standard">Tips/Issues</text:p>
      <text:p text:style-name="Standard"/>
      <text:p text:style-name="Standard">There are a some issues:</text:p>
      <text:p text:style-name="Standard"/>
      <text:p text:style-name="Standard">Connecting multiple phones as remote controls</text:p>
      <text:p text:style-name="Standard"><text:s text:c="4"/>In general, this works. However, at times, the phones can come into conflict over which slide to display. This manifests in the computer quickly and repeatedly switching between slides. To fix this problem, switch between slides with the computer keyboard or mouse multiple times.</text:p>
      <text:p text:style-name="Standard">Wi-fi connection</text:p>
      <text:p text:style-name="Standard"><text:s text:c="4"/>There is experimental support for connecting Impress Remote to Impress over a Wi-fi connection instead of Bluetooth. Wi-fi is often faster than Bluetooth. Slide switches on the computer can be quicker, as can be loading of slide thumbnails and notes.</text:p>
      <text:p text:style-name="Standard"><text:s text:c="4"/>To use a Wi-fi connection: On your computer, enable the experimental features of LibreOffice: Go to Tools ▸ Options ▸ LibreOffice ▸ Advanced and check ☑ Enable experimental features. On the phone, go to the start screen of Impress Remote, then tap the WiFi tab to connect to Impress and begin your presentation.</text:p>
      <text:p text:style-name="Standard"/>
      <text:p text:style-name="Standard"/>
      <text:p text:style-name="Standard"/>
      <text:p text:style-name="Standard"/>
      <text:p text:style-name="Standard"/>
      <text:p text:style-name="Standard"/>
      <text:p text:style-name="P1"><text:soft-page-break/>Second page</text:p>
      <text:p text:style-name="P1"/>
      <text:p text:style-name="P1"/>
      <text:p text:style-name="P1">QA</text:p>
      <text:p text:style-name="P1"/>
      <text:p text:style-name="P1"/>
      <text:p text:style-name="P1">Getting Started</text:p>
      <text:p text:style-name="P1"/>
      <text:p text:style-name="P1"><text:s text:c="4"/>Get Involved</text:p>
      <text:p text:style-name="P1"><text:s text:c="4"/>Easy Hacks</text:p>
      <text:p text:style-name="P1"><text:s text:c="4"/>Bug Hunting Sessions</text:p>
      <text:p text:style-name="P1"><text:s text:c="4"/>If you need help getting started, contact us:</text:p>
      <text:p text:style-name="P1"><text:s text:c="8"/>via IRC #libreoffice-qa connect via webchat on Freenode</text:p>
      <text:p text:style-name="P1"><text:s text:c="8"/>via email to the mailing list</text:p>
      <text:p text:style-name="P1"/>
      <text:p text:style-name="P1">FAQs</text:p>
      <text:p text:style-name="P1"/>
      <text:p text:style-name="P1"><text:s text:c="4"/>FAQs about Quality Assurance</text:p>
      <text:p text:style-name="P1"><text:s text:c="4"/>FAQs about Bugzilla</text:p>
      <text:p text:style-name="P1"><text:s text:c="4"/>Bugzilla</text:p>
      <text:p text:style-name="P1"><text:s text:c="4"/>Release Criteria</text:p>
      <text:p text:style-name="P1"><text:s text:c="4"/>Release Plan</text:p>
      <text:p text:style-name="P1"><text:s text:c="4"/>Policies and Procedures for users interacting with Bugzilla</text:p>
      <text:p text:style-name="P1"/>
      <text:p text:style-name="P1">Bug Report</text:p>
      <text:p text:style-name="P1"/>
      <text:p text:style-name="P1"><text:s text:c="4"/>How to Report Bugs in LibreOffice</text:p>
      <text:p text:style-name="P1"><text:s text:c="4"/>How to Report Bugs in LibreOffice Extensions</text:p>
      <text:p text:style-name="P1"><text:s text:c="4"/>Troubleshoot and Report Printing Problems</text:p>
      <text:p text:style-name="P1"/>
      <text:p text:style-name="P1">The Templates for searching in Bugzilla</text:p>
      <text:p text:style-name="P1"/>
      <text:p text:style-name="P1"><text:s text:c="4"/>The List LibreOffice components in Bugzilla</text:p>
      <text:p text:style-name="P1"><text:s text:c="4"/>Table By Platform (OS) and gravity</text:p>
      <text:p text:style-name="P1"><text:s text:c="4"/>Table By Component and gravity</text:p>
      <text:p text:style-name="P1"/>
      <text:p text:style-name="P1">Sorting</text:p>
      <text:p text:style-name="P1"/>
      <text:p text:style-name="P1"><text:s text:c="4"/>Bug Triage</text:p>
      <text:p text:style-name="P1"><text:s text:c="4"/>The Field of Keywords in Bugzilla</text:p>
      <text:p text:style-name="P1"><text:s text:c="4"/>The Field of Severity in Bugzilla</text:p>
      <text:p text:style-name="P1"><text:s text:c="4"/>The Field of Whiteboard in Bugzilla</text:p>
      <text:p text:style-name="P1"><text:s text:c="4"/>The Field of Version in Bugzilla</text:p>
      <text:p text:style-name="P1"><text:s text:c="4"/>The Field of Status in Bugzilla</text:p>
      <text:p text:style-name="P1"><text:s text:c="4"/>Setting Bugs to NEEDINFO Status</text:p>
      <text:p text:style-name="P1"><text:s text:c="4"/>Most Annoying Bugs (MAB)</text:p>
      <text:p text:style-name="P1"/>
      <text:p text:style-name="P1">LibreOffice bug tracking in Linux distributions</text:p>
      <text:p text:style-name="P1"/>
      <text:p text:style-name="P1"><text:s text:c="4"/>Debian bug tracker</text:p>
      <text:p text:style-name="P1"><text:s text:c="4"/>Gentoo tracker</text:p>
      <text:p text:style-name="P1"><text:s text:c="4"/>Fedora tracker</text:p>
      <text:p text:style-name="P1"><text:soft-page-break/><text:s text:c="4"/>openSUSE tracker</text:p>
      <text:p text:style-name="P1"><text:s text:c="4"/>Ubuntu tracker</text:p>
      <text:p text:style-name="P1"/>
      <text:p text:style-name="P1">Team</text:p>
      <text:p text:style-name="P1"/>
      <text:p text:style-name="P1"><text:s text:c="4"/>QA Team</text:p>
      <text:p text:style-name="P1"><text:s text:c="4"/>Meetings</text:p>
      <text:p text:style-name="P1"><text:s text:c="4"/>Goals</text:p>
      <text:p text:style-name="P1"><text:s text:c="4"/>Projects</text:p>
      <text:p text:style-name="P1"><text:s text:c="4"/>QA-related Bugs</text:p>
      <text:p text:style-name="P1"><text:s text:c="4"/>Recurring QA Tasks</text:p>
      <text:p text:style-name="P1"><text:s text:c="4"/>QA Statistics</text:p>
      <text:p text:style-name="P1"/>
      <text:p text:style-name="P1">Testing</text:p>
      <text:p text:style-name="P1"/>
      <text:p text:style-name="P1"><text:s text:c="4"/>Installing several versions of LibreOffice in parallel</text:p>
      <text:p text:style-name="P1"><text:s text:c="8"/>GNU Linux</text:p>
      <text:p text:style-name="P1"><text:s text:c="8"/>Windows</text:p>
      <text:p text:style-name="P1"><text:s text:c="8"/>macOS</text:p>
      <text:p text:style-name="P1"><text:s text:c="4"/>Testing Daily Builds</text:p>
      <text:p text:style-name="P1"><text:s text:c="4"/>Automated Tests</text:p>
      <text:p text:style-name="P1"><text:s text:c="4"/>Automated UI Tests</text:p>
      <text:p text:style-name="P1"><text:s text:c="4"/>Feature Tests</text:p>
      <text:p text:style-name="P1"><text:s text:c="4"/>Regression Tests</text:p>
      <text:p text:style-name="P1"><text:s text:c="4"/>How To Bibisect</text:p>
      <text:p text:style-name="P1"><text:s text:c="4"/>Debug Information</text:p>
      <text:p text:style-name="P1"><text:s text:c="4"/>How to get a backtrace with WinDbg</text:p>
      <text:p text:style-name="P1"><text:s text:c="4"/>Subsequent tests</text:p>
      <text:p text:style-name="P1"><text:s text:c="4"/>Media Support Summary</text:p>
      <text:p text:style-name="P1"><text:s text:c="4"/>Debugging Configuration Layers</text:p>
      <text:p text:style-name="P1"/>
      <text:p text:style-name="P1">Contacts</text:p>
      <text:p text:style-name="P1"/>
      <text:p text:style-name="P1"><text:s text:c="4"/>QA IRC Channel</text:p>
      <text:p text:style-name="P1"><text:s text:c="4"/>QA Mailing List</text:p>
      <text:p text:style-name="P1"><text:s text:c="4"/>Developer Mailing List</text:p>
      <text:p text:style-name="P1"><text:s text:c="4"/>Find the Expert</text:p>
      <text:p text:style-name="P1"/>
      <text:p text:style-name="P1">Builds</text:p>
      <text:p text:style-name="P1"/>
      <text:p text:style-name="P1"><text:s text:c="4"/>Stable</text:p>
      <text:p text:style-name="P1"><text:s text:c="4"/>Pre-Release</text:p>
      <text:p text:style-name="P1"><text:s text:c="4"/>Nightly</text:p>
      <text:p text:style-name="P1"><text:s text:c="4"/>Old</text:p>
      <text:p text:style-name="P1"><text:s text:c="4"/>Tinderbox</text:p>
      <text:p text:style-name="P1"/>
      <text:p text:style-name="P1"/>
      <text:p text:style-name="P1"/>
      <text:p text:style-name="P1"/>
      <text:p text:style-name="P1"/>
      <text:p text:style-name="P1"/>
      <text:p text:style-name="P1"/>
      <text:p text:style-name="P2"><text:soft-page-break/>Third page</text:p>
      <text:p text:style-name="P2"/>
      <text:p text:style-name="P2"/>
      <text:p text:style-name="P2">Overview of published versions of LibreOffice</text:p>
      <text:p text:style-name="P2"/>
      <text:p text:style-name="P2">Current stable version</text:p>
      <text:p text:style-name="P2"/>
      <text:p text:style-name="P2">The final and current versions of LibreOffice can be downloaded from our official LibreOffice-website.</text:p>
      <text:p text:style-name="P2">Current preview versions</text:p>
      <text:p text:style-name="P2"/>
      <text:p text:style-name="P2">The preview versions (pre-releases) of LibreOffice can be installed over an existing LibreOffice or can be installed in parallel for testing.</text:p>
      <text:p text:style-name="P2"/>
      <text:p text:style-name="P2"><text:s text:c="4"/>Downloading actual pre-release (Beta/RCs).</text:p>
      <text:p text:style-name="P2"><text:s text:c="4"/>daily versions</text:p>
      <text:p text:style-name="P2"><text:s text:c="4"/>Informations about bugs.</text:p>
      <text:p text:style-name="P2"/>
      <text:p text:style-name="P2">Note</text:p>
      <text:p text:style-name="P2"/>
      <text:p text:style-name="P2">Pre-release versions are not recommended for production use.</text:p>
      <text:p text:style-name="P2">Current versions</text:p>
      <text:p text:style-name="P2">Version <text:tab/>Downloadlink <text:tab/>Links to Pre-releases / Notes</text:p>
      <text:p text:style-name="P2">6.1</text:p>
      <text:p text:style-name="P2">6.1.3 <text:tab/><text:tab/>RC 1 <text:tab/><text:tab/><text:tab/></text:p>
      <text:p text:style-name="P2">6.1.2 <text:tab/>Final <text:tab/>RC 1 <text:tab/><text:tab/><text:tab/></text:p>
      <text:p text:style-name="P2">6.1.1 <text:tab/>Final <text:tab/>RC 1 <text:tab/>RC 2 <text:tab/><text:tab/></text:p>
      <text:p text:style-name="P2">6.1.0 <text:tab/>Final <text:tab/>RC 1 <text:tab/>RC 2 <text:tab/>RC 3 <text:tab/></text:p>
      <text:p text:style-name="P2">Beta 1 <text:tab/>Beta 2 <text:tab/><text:tab/></text:p>
      <text:p text:style-name="P2">6.0</text:p>
      <text:p text:style-name="P2">6.0.7 <text:tab/><text:tab/>RC 1 <text:tab/>RC 2 <text:tab/><text:tab/></text:p>
      <text:p text:style-name="P2">6.0.6 <text:tab/>Final <text:tab/>RC 1 <text:tab/>RC 2 <text:tab/><text:tab/></text:p>
      <text:p text:style-name="P2">6.0.5 <text:tab/>Final <text:tab/>RC 1 <text:tab/>RC 2 <text:tab/><text:tab/></text:p>
      <text:p text:style-name="P2">6.0.4 <text:tab/>Final <text:tab/>RC 1 <text:tab/>RC 2 <text:tab/><text:tab/></text:p>
      <text:p text:style-name="P2">6.0.3 <text:tab/>Final <text:tab/>RC 1 <text:tab/>RC 2 <text:tab/><text:tab/></text:p>
      <text:p text:style-name="P2">6.0.2 <text:tab/>Final <text:tab/>RC 1 <text:tab/><text:tab/><text:tab/></text:p>
      <text:p text:style-name="P2">6.0.1 <text:tab/>Final <text:tab/>RC 1 <text:tab/><text:tab/><text:tab/></text:p>
      <text:p text:style-name="P2">6.0.0 <text:tab/>Final <text:tab/>RC 1 <text:tab/>RC 2 <text:tab/>RC 3 <text:tab/></text:p>
      <text:p text:style-name="P2">Beta 1 <text:tab/>Beta 2 <text:tab/><text:tab/></text:p>
      <text:p text:style-name="P2"/>
      <text:p text:style-name="P2"/>
      <text:p text:style-name="P2">Legend:</text:p>
      <text:p text:style-name="P2">recommended version <text:tab/>stable version <text:tab/>Pre-releases <text:tab/>Beta <text:tab/>future versions</text:p>
      <text:p text:style-name="P2">Older Versions</text:p>
      <text:p text:style-name="P2">Version <text:tab/>Links to final versions</text:p>
      <text:p text:style-name="P2">5.4 <text:tab/>5.4.7 <text:tab/>5.4.6 <text:tab/>5.4.5 <text:tab/>5.4.4 <text:tab/>5.4.3 <text:tab/>5.4.2 <text:tab/>5.4.1 <text:tab/>5.4.0 <text:tab/></text:p>
      <text:p text:style-name="P2">5.3 <text:tab/>5.3.7 <text:tab/>5.3.6 <text:tab/>5.3.5 <text:tab/>5.3.4 <text:tab/>5.3.3 <text:tab/>5.3.2 <text:tab/>5.3.1 <text:tab/>5.3.0 <text:tab/></text:p>
      <text:p text:style-name="P2">5.2 <text:tab/>5.2.7 <text:tab/>5.2.6 <text:tab/>5.2.5 <text:tab/>5.2.4 <text:tab/>5.2.3 <text:tab/>5.2.2 <text:tab/>5.2.1 <text:tab/>5.2.0 <text:tab/></text:p>
      <text:p text:style-name="P2">5.1 <text:tab/>5.1.6 <text:tab/>5.1.5 <text:tab/>5.1.4 <text:tab/>5.1.3 <text:tab/>5.1.2 <text:tab/>5.1.1 <text:tab/>5.1.0 <text:tab/><text:tab/></text:p>
      <text:p text:style-name="P2">5.0 <text:tab/>5.0.6 <text:tab/>5.0.5 <text:tab/>5.0.4 <text:tab/>5.0.3 <text:tab/>5.0.2 <text:tab/>5.0.1 <text:tab/>5.0.0 <text:tab/><text:tab/></text:p>
      <text:p text:style-name="P2">4.4 <text:tab/>4.4.7 <text:tab/>4.4.6 <text:tab/>4.4.5 <text:tab/>4.4.4 <text:tab/>4.4.3 <text:tab/>4.4.2 <text:tab/>4.4.1 <text:tab/>4.4.0 <text:tab/></text:p>
      <text:p text:style-name="P2">4.3 <text:tab/>4.3.7 <text:tab/>4.3.6 <text:tab/>4.3.5 <text:tab/>4.3.4 <text:tab/>4.3.3 <text:tab/>4.3.2 <text:tab/>4.3.1 <text:tab/>4.3.0 <text:tab/></text:p>
      <text:p text:style-name="P2"><text:soft-page-break/>4.2 <text:tab/>4.2.8 <text:tab/>4.2.7 <text:tab/>4.2.6 <text:tab/>4.2.5 <text:tab/>4.2.4 <text:tab/>4.2.3 <text:tab/>4.2.2 <text:tab/>4.2.1 <text:tab/>4.2.0</text:p>
      <text:p text:style-name="P2">4.1 <text:tab/>4.1.6 <text:tab/>4.1.5 <text:tab/>4.1.4 <text:tab/>4.1.3 <text:tab/>4.1.2 <text:tab/>4.1.1 <text:tab/>4.1.0 <text:tab/><text:tab/></text:p>
      <text:p text:style-name="P2">4.0 <text:tab/>4.0.6 <text:tab/>4.0.5 <text:tab/>4.0.4 <text:tab/>4.0.3 <text:tab/>4.0.2 <text:tab/>4.0.1 <text:tab/>4.0.0 <text:tab/><text:tab/></text:p>
      <text:p text:style-name="P2">3.6 <text:tab/>3.6.7 <text:tab/>3.6.6 <text:tab/>3.6.5 <text:tab/>3.6.4 <text:tab/>3.6.3 <text:tab/>3.6.2 <text:tab/>3.6.1 <text:tab/>3.6.0 <text:tab/></text:p>
      <text:p text:style-name="P2">3.5 <text:tab/>3.5.7 <text:tab/>3.5.6 <text:tab/>3.5.5 <text:tab/>3.5.4 <text:tab/>3.5.3 <text:tab/>3.5.2 <text:tab/>3.5.1 <text:tab/>3.5.0 <text:tab/></text:p>
      <text:p text:style-name="P2">3.4 <text:tab/>3.4.6 <text:tab/>3.4.5 <text:tab/>3.4.4 <text:tab/>3.4.3 <text:tab/>3.4.2 <text:tab/>3.4.1 <text:tab/>3.4.0 <text:tab/><text:tab/></text:p>
      <text:p text:style-name="P2">3.3 <text:tab/>3.3.4 <text:tab/>3.3.3 <text:tab/>3.3.2 <text:tab/>3.3.1 <text:tab/>3.3.0 <text:tab/><text:tab/><text:tab/><text:tab/></text:p>
      <text:p text:style-name="P2"/>
      <text:p text:style-name="P2"/>
      <text:p text:style-name="P2">All available versions can be downloaded here.</text:p>
      <text:p text:style-name="P2">Release plan</text:p>
      <text:p text:style-name="P2"/>
      <text:p text:style-name="P2">Main page: ReleasePl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6:18:41.339006762</meta:creation-date>
    <dc:date>2018-11-18T16:22:36.075852158</dc:date>
    <meta:editing-duration>PT3M54S</meta:editing-duration>
    <meta:editing-cycles>3</meta:editing-cycles>
    <meta:generator>LibreOffice/6.0.6.2$Linux_X86_64 LibreOffice_project/00m0$Build-2</meta:generator>
    <meta:document-statistic meta:table-count="0" meta:image-count="0" meta:object-count="0" meta:page-count="6" meta:paragraph-count="181" meta:word-count="1197" meta:character-count="7912" meta:non-whitespace-character-count="6086"/>
  </office:meta>
</office:document-meta>
</file>